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 fo:orphans="0" fo:widows="0" style:text-autospace="non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Heading">
      <style:text-properties fo:color="#ffffff" fo:font-style="normal" style:font-style-asian="normal" style:font-style-complex="normal"/>
    </style:style>
    <style:style style:name="P3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4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text-autospace="non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text-align="justify" style:justify-single-word="false" fo:orphans="0" fo:widows="0" fo:text-indent="1.508cm" style:auto-text-indent="false" style:text-autospace="none">
        <style:tab-stops/>
      </style:paragraph-properties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stórico</text:p>
      <text:p text:style-name="P1"/>
      <table:table table:name="Tabela1" table:style-name="Tabela1">
        <table:table-column table:style-name="Tabela1.A" table:number-columns-repeated="3"/>
        <table:table-column table:style-name="Tabela1.D"/>
        <table:table-header-rows>
          <table:table-row>
            <table:table-cell table:style-name="Tabela1.A1" office:value-type="string">
              <text:p text:style-name="P2">Versão</text:p>
            </table:table-cell>
            <table:table-cell table:style-name="Tabela1.A1" office:value-type="string">
              <text:p text:style-name="P2">Última Mudança</text:p>
            </table:table-cell>
            <table:table-cell table:style-name="Tabela1.A1" office:value-type="string">
              <text:p text:style-name="P2">Responsáveis</text:p>
            </table:table-cell>
            <table:table-cell table:style-name="Tabela1.D1" office:value-type="string">
              <text:p text:style-name="P2">Descrição</text:p>
            </table:table-cell>
          </table:table-row>
        </table:table-header-rows>
        <table:table-row>
          <table:table-cell table:style-name="Tabela1.A2" office:value-type="string">
            <text:p text:style-name="P3">0.1</text:p>
          </table:table-cell>
          <table:table-cell table:style-name="Tabela1.A2" office:value-type="string">
            <text:p text:style-name="P3">08/06/2006</text:p>
          </table:table-cell>
          <table:table-cell table:style-name="Tabela1.A2" office:value-type="string">
            <text:p text:style-name="P3">A1,A2,A11,A12,A13,A14 e A7(Gerente)</text:p>
          </table:table-cell>
          <table:table-cell table:style-name="Tabela1.D2" office:value-type="string">
            <text:p text:style-name="P3">Revisão dos casos de uso.</text:p>
          </table:table-cell>
        </table:table-row>
      </table:table>
      <text:p text:style-name="P4"/>
      <text:p text:style-name="P5"/>
      <text:p text:style-name="P5"/>
      <text:p text:style-name="P5">ESPECIFICAÇÃO DOS CASOS DE USO ADMINISTRAÇÃO DE PROGRAMA</text:p>
      <text:p text:style-name="P6"/>
      <text:p text:style-name="P6"><text:span text:style-name="T1">Preâmbulo: </text:span>Instituições acadêmicas executam projetos de pesquisa, muitos deles estão associados a programas de pós-graduação. O docente responsável e os demais participantes são algumas das informações a serem registradas nestes projetos de pesquisa. </text:p>
      <text:p text:style-name="P5"/>
      <text:p text:style-name="P5"/>
      <text:p text:style-name="P5">1 - Caso de Uso P.P.1 - Criar Projeto de Pesquisa</text:p>
      <text:p text:style-name="P5">ID: P.P.1</text:p>
      <text:p text:style-name="P5">Atores: Coordenação</text:p>
      <text:p text:style-name="P5"/>
      <text:p text:style-name="P5">Propósito: <text:span text:style-name="T2">Este caso de uso tem como função criar projeto de pesquisa.</text:span></text:p>
      <text:p text:style-name="P5"/>
      <text:p text:style-name="P6"><text:span text:style-name="T1">Descrição: </text:span>Todos os projetos de pesquisa pertinentes a um dado programa devem ser cadastrados pela coordenação correspondente. Este caso de uso permite a criação de um novo projeto pela coordenação.</text:p>
      <text:p text:style-name="P5"><text:s text:c="5"/></text:p>
      <text:p text:style-name="P5">1.1<text:tab/>Fluxo Básico</text:p>
      <text:p text:style-name="P6"/>
      <text:p text:style-name="P7">01 <text:s/>Coordenação requisita a criação de um novo Projeto de Pesquisa;</text:p>
      <text:p text:style-name="P7">02 <text:s/>Coordenação preenche todas as informações sobre o projeto;</text:p>
      <text:p text:style-name="P7">03 <text:s/>Coordenação requisita a confirmação da operação;</text:p>
      <text:p text:style-name="P7">04 <text:s/>Sistema confirma a operação, criando o Projeto.</text:p>
      <text:p text:style-name="P6"/>
      <text:p text:style-name="P5">1.2<text:tab/>Fluxo Alternativo</text:p>
      <text:p text:style-name="P5"/>
      <text:p text:style-name="P7">No item 03, o sistema exibe mensagem contendo campos obrigatórios que não foram preenchidos e aqueles contendo informações inconsistentes, o sistema sugere que sejam fornecidas e alteradas, respectivamente.</text:p>
      <text:p text:style-name="P6"/>
      <text:p text:style-name="P8"><text:span text:style-name="T3">Referência: </text:span><text:span text:style-name="T4">Não se aplica.</text:span></text:p>
      <text:p text:style-name="P5"/>
      <text:p text:style-name="P5"/>
      <text:p text:style-name="P5">2 - Caso de Uso P.P.2 - Submeter Projeto de Pesquisa para Avaliação</text:p>
      <text:p text:style-name="P5">ID: P.P.2</text:p>
      <text:p text:style-name="P5">Atores: Coordenação</text:p>
      <text:p text:style-name="P5"/>
      <text:p text:style-name="P5">Propósito: <text:span text:style-name="T2">Este caso de uso tem como função submeter um projeto de pesquisa para avaliação.</text:span></text:p>
      <text:p text:style-name="P5"/>
      <text:p text:style-name="P6"><text:span text:style-name="T1">Descrição: </text:span>Sempre que a coordenação formular devidamente uma proposta, ela deve ser encaminhada para o CNPq para aprovação. Neste caso de uso tratamos desse envio da proposta.</text:p>
      <text:p text:style-name="P5"/>
      <text:p text:style-name="P5">2.1<text:tab/>Fluxo Básico</text:p>
      <text:p text:style-name="P5"/>
      <text:p text:style-name="P7">01 <text:s/>Coordenação seleciona o arquivo contendo o projeto de pesquisa a ser enviado;</text:p>
      <text:p text:style-name="P7">02 <text:s/>Coordenação requisita a confirmação da operação;</text:p>
      <text:p text:style-name="P7">03 <text:s/>Sistema confirma a operação, enviando a proposta ao CNPq.</text:p>
      <text:p text:style-name="P5"/>
      <text:p text:style-name="P5">2.2<text:tab/>Fluxo Alternativo</text:p>
      <text:p text:style-name="P5"/>
      <text:p text:style-name="P7">Não possui fluxo alternativo.</text:p>
      <text:p text:style-name="P6"/>
      <text:p text:style-name="P8"><text:span text:style-name="T3">Referência: </text:span><text:span text:style-name="T4">Não se aplica.</text:span></text:p>
      <text:p text:style-name="P6"/>
      <text:p text:style-name="P5"/>
      <text:p text:style-name="P5">3 - Caso de Uso P.P.3 - Alterar Projeto de Pesquisa</text:p>
      <text:p text:style-name="P5">ID: P.P.3</text:p>
      <text:p text:style-name="P5">Atores: Coordenação</text:p>
      <text:p text:style-name="P5"/>
      <text:p text:style-name="P5">Propósito: <text:span text:style-name="T2">Este caso de uso tem como função alterar um projeto de pesquisa.</text:span></text:p>
      <text:p text:style-name="P5"/>
      <text:p text:style-name="P6"><text:span text:style-name="T1">Descrição: </text:span>Existem situações em que é necessário realizar alterações na proposta de um projeto de pesquisa pela coordenação, e é isso que este caso de uso irá atender.</text:p>
      <text:p text:style-name="P5"/>
      <text:p text:style-name="P5">3.1<text:tab/>Fluxo Básico</text:p>
      <text:p text:style-name="P5"/>
      <text:p text:style-name="P7">01 <text:s/>Coordenação seleciona o arquivo que se deseja realizar as modificações;</text:p>
      <text:p text:style-name="P7">02 <text:s/>Coordenação realiza as alterações necessárias;</text:p>
      <text:p text:style-name="P7">03 <text:s/>Coordenação requisita a confirmação da operação;</text:p>
      <text:p text:style-name="P7">04 <text:s/>Sistema confirma a operação, gravando as alterações do Projeto de Pesquisa.</text:p>
      <text:p text:style-name="P5"/>
      <text:p text:style-name="P5">3.2<text:tab/>Fluxo Alternativo</text:p>
      <text:p text:style-name="P5"/>
      <text:p text:style-name="P7">No item 03, o sistema exibe mensagem contendo campos obrigatórios que não foram preenchidos e aqueles contendo informações inconsistentes, o sistema sugere que sejam fornecidas e alteradas, respectivamente.</text:p>
      <text:p text:style-name="P6"/>
      <text:p text:style-name="P8"><text:span text:style-name="T3">Referência: </text:span><text:span text:style-name="T4">Não se aplica.</text:span></text:p>
      <text:p text:style-name="P5"/>
      <text:p text:style-name="P5"/>
      <text:p text:style-name="P5">4 - Caso de Uso P.P.4 - Analisar Relatório</text:p>
      <text:p text:style-name="P5">ID: P.P.4</text:p>
      <text:p text:style-name="P5">Atores: Coordenação</text:p>
      <text:p text:style-name="P5"/>
      <text:p text:style-name="P5">Propósito: <text:span text:style-name="T2">Este caso de uso tem como função a coordenação analisar um relatório.</text:span></text:p>
      <text:p text:style-name="P5"/>
      <text:p text:style-name="P6"><text:span text:style-name="T1">Descrição: </text:span>Sempre que um aluno participante dos projetos de pesquisa redige um relatório, a coordenação responsável pelo projeto recebe uma cópia deste relatório para analisar. Caso haja a necessidade, ele irá fazer algumas correções em enviá-las para o aluno refazer seu relatório.</text:p>
      <text:p text:style-name="P5"/>
      <text:p text:style-name="P5">4.1<text:tab/>Fluxo Básico</text:p>
      <text:p text:style-name="P5"/>
      <text:p text:style-name="P7">01 <text:s/>Coordenação <text:s/>lê o relatório de um aluno;</text:p>
      <text:p text:style-name="P7">02 <text:s/>Coordenação realiza as correções;</text:p>
      <text:p text:style-name="P7">03 <text:s/>Coordenação requisita a confirmação da operação;</text:p>
      <text:p text:style-name="P7">04 <text:s/>Sistema confirma a operação, enviando as correções ao Aluno.</text:p>
      <text:p text:style-name="P6"/>
      <text:p text:style-name="P5">4.2<text:tab/>Fluxo Alternativo</text:p>
      <text:p text:style-name="P5"/>
      <text:p text:style-name="P7">Não possui fluxo alternativo.</text:p>
      <text:p text:style-name="P5"/>
      <text:p text:style-name="P8"><text:span text:style-name="T3">Referência: </text:span><text:span text:style-name="T4">Não se aplica.</text:span></text:p>
      <text:p text:style-name="P5"/>
      <text:p text:style-name="P5"/>
      <text:p text:style-name="P5">5 - Caso de Uso P.P.5 - Criar Relatório Geral para o CNPQ</text:p>
      <text:p text:style-name="P5">ID: P.P.5</text:p>
      <text:p text:style-name="P5">Atores: Coordenação</text:p>
      <text:p text:style-name="P5"/>
      <text:p text:style-name="P5">Propósito: <text:span text:style-name="T2">Este caso de uso tem como função criar relatório geral para o CNPq.</text:span></text:p>
      <text:p text:style-name="P5"/>
      <text:p text:style-name="P6"><text:span text:style-name="T1">Descrição: </text:span>É necessário que a coordenação responsável pelo projeto de pesquisa envie relatórios ao CNPq sobre o andamento da pesquisa, este caso de uso trata da criação e envio desses relatórios.</text:p>
      <text:p text:style-name="P5"/>
      <text:p text:style-name="P5">5.1<text:tab/>Fluxo Básico</text:p>
      <text:p text:style-name="P5"/>
      <text:p text:style-name="P7">01 <text:s/>Coordenação solicita a criação de um relatório;</text:p>
      <text:p text:style-name="P7">02 <text:s/>Coordenação preenche as informações do relatório;</text:p>
      <text:p text:style-name="P7">03 <text:s/>Coordenação organiza os relatórios dos participantes do projeto e anexa ao seu;</text:p>
      <text:p text:style-name="P7">04 <text:s/>Coordenação requisita a confirmação da operação;</text:p>
      <text:p text:style-name="P7">05 <text:s/>Sistema confirma a operação, criando o relatório e o enviando para o CNPQ.</text:p>
      <text:p text:style-name="P6"/>
      <text:p text:style-name="P5">5.2<text:tab/>Fluxo Alternativo</text:p>
      <text:p text:style-name="P5"/>
      <text:p text:style-name="P7">No item 04, o sistema exibe mensagem contendo campos obrigatórios que não foram preenchidos e aqueles contendo informações inconsistentes, o sistema sugere que sejam fornecidas e alteradas, respectivamente.</text:p>
      <text:p text:style-name="P6"/>
      <text:p text:style-name="P8"><text:span text:style-name="T3">Referência: </text:span><text:span text:style-name="T4">Não se aplica.</text:span></text:p>
      <text:p text:style-name="P6"/>
      <text:p text:style-name="P5"/>
      <text:p text:style-name="P5">6 - Caso de Uso P.P.6 - Criar Relatório</text:p>
      <text:p text:style-name="P5">ID: P.P.6</text:p>
      <text:p text:style-name="P5">Atores: Aluno</text:p>
      <text:p text:style-name="P5"/>
      <text:p text:style-name="P5">Propósito: <text:span text:style-name="T2">Este caso de uso tem como função o aluno criar um relatório.</text:span></text:p>
      <text:p text:style-name="P5"/>
      <text:p text:style-name="P6"><text:span text:style-name="T1">Descrição: </text:span>Um aluno que participa de um projeto de pesquisa deve redigir um relatório sobre o que foi feito por ele durante um determinado período, neste caso de uso descreve esta criação.</text:p>
      <text:p text:style-name="P6"/>
      <text:p text:style-name="P5">6.1<text:tab/>Fluxo Básico</text:p>
      <text:p text:style-name="P5"/>
      <text:p text:style-name="P7">01 <text:s/>Aluno preenche um relatório com as atividades realizadas em um período; </text:p>
      <text:p text:style-name="P7">02 <text:s/>Aluno requisita o envio deste relatório para o coordenador do projeto;</text:p>
      <text:p text:style-name="P7">03 <text:s/>Sistema confirma a operação, enviando o relatório.</text:p>
      <text:p text:style-name="P6"/>
      <text:p text:style-name="P5">6.2<text:tab/>Fluxo Alternativo</text:p>
      <text:p text:style-name="P5"/>
      <text:p text:style-name="P7">Não possui fluxo alternativo.</text:p>
      <text:p text:style-name="P6"/>
      <text:p text:style-name="P8"><text:span text:style-name="T3">Referência: </text:span><text:span text:style-name="T4">Não se aplica.</text:span></text:p>
      <text:p text:style-name="P5">7 - Caso de Uso P.P.7 - Corrigir Relatório</text:p>
      <text:p text:style-name="P5">ID: P.P.7</text:p>
      <text:p text:style-name="P5">Atores: Aluno</text:p>
      <text:p text:style-name="P5"/>
      <text:p text:style-name="P5">Propósito: <text:span text:style-name="T2">Este caso de uso tem como função a correção de um relatório pelo aluno.</text:span></text:p>
      <text:p text:style-name="P5"/>
      <text:p text:style-name="P6"><text:span text:style-name="T1">Descrição: </text:span>Quando um relatório de um aluno é enviado ao seu coordenador pode ser que este resolva que o aluno deva fazer algumas modificações neste relatório, é isso que trataremos neste caso de uso.</text:p>
      <text:p text:style-name="P5"/>
      <text:p text:style-name="P5">7.1<text:tab/>Fluxo Básico</text:p>
      <text:p text:style-name="P5"/>
      <text:p text:style-name="P7">01 <text:s/>Aluno abre o arquivo com as correções sugeridas pelo coordenador;</text:p>
      <text:p text:style-name="P7">02 <text:s/>Aluno realiza as correções; </text:p>
      <text:p text:style-name="P7">03 <text:s/>Aluno requisita o envio deste relatório ao coordenador;</text:p>
      <text:p text:style-name="P7">04 <text:s/>Sistema confirma a operação, enviando o relatório.</text:p>
      <text:p text:style-name="P5"/>
      <text:p text:style-name="P5">7.2<text:tab/>Fluxo Alternativo</text:p>
      <text:p text:style-name="P5"/>
      <text:p text:style-name="P7">Não possui fluxo alternativo.</text:p>
      <text:p text:style-name="P6"/>
      <text:p text:style-name="P8"><text:span text:style-name="T3">Referência: </text:span><text:span text:style-name="T4">Não se aplica.</text:span></text:p>
      <text:p text:style-name="P6"/>
      <text:p text:style-name="P6"/>
      <text:p text:style-name="P5">8 - Caso de Uso P.P.8 - Adicionar Hora Trabalho</text:p>
      <text:p text:style-name="P5">ID: P.P.10</text:p>
      <text:p text:style-name="P5">Atores: Aluno</text:p>
      <text:p text:style-name="P5"/>
      <text:p text:style-name="P5">Propósito: <text:span text:style-name="T2">Este caso de uso tem como função adicionar hora trabalhada.</text:span></text:p>
      <text:p text:style-name="P5"/>
      <text:p text:style-name="P6"><text:span text:style-name="T1">Descrição: </text:span>O aluno participante de um projeto de pesquisa tem uma carga horária mínima a ser cumprida, neste caso de uso descrevemos como é feito o acompanhamento dessas horas pelo aluno.</text:p>
      <text:p text:style-name="P5"/>
      <text:p text:style-name="P5">8.1<text:tab/>Fluxo Básico</text:p>
      <text:p text:style-name="P6"/>
      <text:p text:style-name="P7">01 - Aluno informa ao sistema o horário de início de suas atividades;</text:p>
      <text:p text:style-name="P7">02 - Aluno ao terminar suas atividades do dia, informa o horário de término;</text:p>
      <text:p text:style-name="P7">03 - Aluno requisita a confirmação da operação;</text:p>
      <text:p text:style-name="P7">04 - Sistema confirma a operação, adicionando as horas trabalhadas do Aluno.</text:p>
      <text:p text:style-name="P6"/>
      <text:p text:style-name="P5">8.2<text:tab/>Fluxo Alternativo</text:p>
      <text:p text:style-name="P5"/>
      <text:p text:style-name="P7">Não possui fluxo alternativo.</text:p>
      <text:p text:style-name="P5"/>
      <text:p text:style-name="P8"><text:span text:style-name="T3">Referência: </text:span><text:span text:style-name="T4">Não se aplica.</text:span></text:p>
      <text:p text:style-name="P5"/>
      <text:p text:style-name="P5"/>
      <text:p text:style-name="P5">9 - Caso de Uso P.P.9- Consultar Atividades do Projeto de Pesquisa</text:p>
      <text:p text:style-name="P5">ID: P.P.9</text:p>
      <text:p text:style-name="P5">Atores: Aluno</text:p>
      <text:p text:style-name="P5">Propósito: <text:span text:style-name="T2">Este caso de uso tem como função consultar as atividades do projeto de pesquisa.</text:span></text:p>
      <text:p text:style-name="P5"/>
      <text:p text:style-name="P6"><text:span text:style-name="T1">Descrição: </text:span>O aluno pode realizar consultas a respeito do que ele já fez durante o projeto, como verificar os relatórios feitos, consultar sobre horas trabalhadas, entre outros.</text:p>
      <text:p text:style-name="P5"/>
      <text:p text:style-name="P5">9.1<text:tab/>Fluxo Básico</text:p>
      <text:p text:style-name="P5"/>
      <text:p text:style-name="P7">01 <text:s/>Aluno seleciona o Projeto de Pesquisa que deseja consultar;</text:p>
      <text:p text:style-name="P7">02 <text:s/>Sistema exibe as informações do Projeto selecionado;</text:p>
      <text:p text:style-name="P7">03 <text:s/>Aluno requisita a confirmação da operação;</text:p>
      <text:p text:style-name="P7">03 <text:s/>Sistema confirma a operação, retornando a consulta desejada.</text:p>
      <text:p text:style-name="P5">9.2<text:tab/>Fluxo Alternativo</text:p>
      <text:p text:style-name="P5"/>
      <text:p text:style-name="P7">Caso o Aluno selecione um Projeto de Pesquisa que não esteja participando, sistema solicita que selecione outro projeto.</text:p>
      <text:p text:style-name="P6"/>
      <text:p text:style-name="P8"><text:span text:style-name="T3">Referência: </text:span><text:span text:style-name="T4">Não se aplica.</text:span></text:p>
      <text:p text:style-name="P6"/>
      <text:p text:style-name="P5"/>
      <text:p text:style-name="P5">10 - <text:s/>Caso de Uso P.P.10 – Registrar Resultado de Projeto de Pesquisa</text:p>
      <text:p text:style-name="P5">ID: P.P.10</text:p>
      <text:p text:style-name="P5">Atores: Banca</text:p>
      <text:p text:style-name="P5"/>
      <text:p text:style-name="P5">Propósito: <text:span text:style-name="T2">Este caso de uso tem como função registrar resultado de projeto de pesquisa.</text:span></text:p>
      <text:p text:style-name="P5"/>
      <text:p text:style-name="P6"><text:span text:style-name="T1">Descrição: </text:span>Sempre que uma proposta de um novo projeto é enviada ao CNPq ela deve ser analisada por uma banca, então tal banca irá julgar se a proposta merece a aprovação ou não.</text:p>
      <text:p text:style-name="P5"/>
      <text:p text:style-name="P5">10.1<text:tab/>Fluxo Básico</text:p>
      <text:p text:style-name="P5"/>
      <text:p text:style-name="P7">01 <text:s/>Banca recebe a proposta do novo projeto de pesquisa;</text:p>
      <text:p text:style-name="P7">02 <text:s/>Banca decide se foi aprovado ou não o Projeto de Pesquisa;</text:p>
      <text:p text:style-name="P7">03 <text:s/>Sistema confirma a decisão.</text:p>
      <text:p text:style-name="P6"/>
      <text:p text:style-name="P5">10.2<text:tab/>Fluxo Alternativo</text:p>
      <text:p text:style-name="P5"/>
      <text:p text:style-name="P7">Não possui fluxo alternativo.</text:p>
      <text:p text:style-name="P5"/>
      <text:p text:style-name="P8"><text:span text:style-name="T3">Referência: </text:span><text:span text:style-name="T4">Não se aplica.</text:span></text:p>
      <text:p text:style-name="P5"/>
      <text:p text:style-name="P5"/>
      <text:p text:style-name="P5">11 - Caso de Uso P.P.11 - Solicitar Mudanças na Proposta do Projeto</text:p>
      <text:p text:style-name="P5">ID: P.P.11</text:p>
      <text:p text:style-name="P5">Atores: Coordenação</text:p>
      <text:p text:style-name="P5"/>
      <text:p text:style-name="P5">Propósito: <text:span text:style-name="T2">Este caso de uso tem como função solicitar mudanças na proposta do projeto.</text:span></text:p>
      <text:p text:style-name="P5"/>
      <text:p text:style-name="P6"><text:span text:style-name="T1">Descrição: </text:span>Algumas vezes uma proposta de projeto de pesquisa não é rejeitada quando ela é enviada para análise no CNPq, mas também não é aprovada. Nessas situações normalmente a coordenação <text:s/>pede que o requerente do novo projeto faça algumas alterações em sua proposta para que ela possa ser aprovada, e é isso que trataremos neste caso de uso.</text:p>
      <text:p text:style-name="P6"/>
      <text:p text:style-name="P5">11.1<text:tab/>Fluxo Básico</text:p>
      <text:p text:style-name="P5"/>
      <text:p text:style-name="P7">01 <text:s/>Coordenação recebe o pedido de projeto de pesquisa;</text:p>
      <text:p text:style-name="P7">02 <text:s/>Coordenação analisa a proposta do projeto;</text:p>
      <text:p text:style-name="P7">03 <text:s/>Coordenação envia ao requerente do projeto as alterações necessárias;</text:p>
      <text:p text:style-name="P7">04 <text:s/>Coordenação requisita a confirmação da operação;</text:p>
      <text:p text:style-name="P7">05 <text:s/>Sistema confirma a operação.</text:p>
      <text:p text:style-name="P6"/>
      <text:p text:style-name="P5">11.2<text:tab/>Fluxo Alternativo</text:p>
      <text:p text:style-name="P5"/>
      <text:p text:style-name="P7">Não possui fluxo alternativo.</text:p>
      <text:p text:style-name="P5"/>
      <text:p text:style-name="P8"><text:span text:style-name="T3">Referência: </text:span><text:span text:style-name="T4">Não se aplic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fo:font-size="11pt" style:font-size-asian="11pt" style:font-size-complex="11pt"/>
    </style:style>
    <style:style style:name="P2" style:family="paragraph" style:parent-style-name="Footer">
      <style:paragraph-properties fo:text-align="end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UC-Administração de Programa – Versão 0.1</text:p>
      </style:header>
      <style:footer>
        <text:p text:style-name="P2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meta:initial-creator>Tarcia T</meta:initial-creator>
    <meta:creation-date>2006-06-03T21:51:29</meta:creation-date>
    <dc:creator>Leandro Pires Rabelo</dc:creator>
    <dc:date>2006-06-08T21:25:27</dc:date>
    <dc:language>pt-BR</dc:language>
    <meta:editing-cycles>21</meta:editing-cycles>
    <meta:editing-duration>PT35M5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6" meta:paragraph-count="156" meta:word-count="1390" meta:character-count="8679"/>
  </office:meta>
</office:document-meta>
</file>